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2">
  <office:automatic-styles>
    <style:style style:name="co1" style:family="table-column">
      <style:table-column-properties style:column-width="1.75cm"/>
    </style:style>
    <style:style style:name="ro1" style:family="table-row">
      <style:table-row-properties style:row-height="0.5cm"/>
    </style:style>
    <style:style style:name="ro2" style:family="table-row">
      <style:table-row-properties style:row-height="1.5cm"/>
    </style:style>
    <style:style style:name="ce1" style:family="table-cell">
      <style:table-cell-properties fo:border="0.5pt solid #000000" fo:wrap-option="wrap" style:vertical-align="top"/>
      <style:text-properties fo:font-size="6pt" fo:font-weight="bold" fo:hyphenate="true"/>
      <style:paragraph-properties fo:text-align="center"/>
    </style:style>
    <style:style style:name="ce2" style:family="table-cell">
      <style:table-cell-properties fo:border="0.5pt solid #000000" fo:wrap-option="wrap" style:vertical-align="top"/>
      <style:text-properties fo:font-size="7pt" fo:font-weight="bold" fo:hyphenate="true"/>
      <style:paragraph-properties fo:text-align="center"/>
    </style:style>
    <style:style style:name="ce3" style:family="table-cell">
      <style:table-cell-properties fo:border="0.5pt solid #000000" fo:wrap-option="wrap" style:vertical-align="top"/>
      <style:text-properties fo:font-size="7pt" fo:hyphenate="true"/>
      <style:paragraph-properties fo:text-align="center"/>
    </style:style>
    <style:style style:name="P1" style:family="paragraph">
      <style:text-properties fo:font-size="5pt" fo:color="#AAAAAA"/>
    </style:style>
    <style:style style:name="T1" style:family="text">
      <style:text-properties fo:font-size="5pt" fo:color="#AAAAAA" loext:opacity="100%"/>
    </style:style>
    <style:style style:name="gr1" style:family="graphic" style:parent-style-name="Default">
      <style:graphic-properties draw:stroke="none" draw:fill="none" draw:textarea-horizontal-align="left" draw:textarea-vertical-align="bottom" fo:min-height="0.4cm" loext:decorative="false"/>
      <style:paragraph-properties style:writing-mode="lr-tb"/>
      <style:text-properties fo:font-size="5pt" fo:color="#AAAAAA" loext:opacity="100%"/>
    </style:style>
  </office:automatic-styles>
  <office:body>
    <office:spreadsheet>
      <table:table table:name="Mustermann Whg. #91" table:style-name="ta1"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column table:style-name="co1"/>
        <table:table-row table:style-name="ro1">
          <table:table-cell table:style-name="ce1">
            <draw:frame draw:z-index="0" draw:name="Watermark_1" draw:style-name="gr1" draw:text-style-name="P1" table:table-background="true" svg:x="0.001cm" svg:y="1.45cm" svg:width="20cm" svg:height="0.4cm">
              <draw:text-box>
                <text:p><text:span text:style-name="T1">Verteiler-Beschriften - (C)2026 vohegg@gmail.com</text:span></text:p>
              </draw:text-box>
            </draw:frame>
            <text:p>1</text:p>
          </table:table-cell>
          <table:table-cell table:style-name="ce1">
            <text:p>2</text:p>
          </table:table-cell>
          <table:table-cell table:style-name="ce1">
            <text:p>3</text:p>
          </table:table-cell>
          <table:table-cell table:style-name="ce1">
            <text:p>4</text:p>
          </table:table-cell>
          <table:table-cell table:style-name="ce1">
            <text:p>5</text:p>
          </table:table-cell>
          <table:table-cell table:style-name="ce1">
            <text:p>6</text:p>
          </table:table-cell>
          <table:table-cell table:style-name="ce1">
            <text:p>7</text:p>
          </table:table-cell>
          <table:table-cell table:style-name="ce1">
            <text:p>8</text:p>
          </table:table-cell>
          <table:table-cell table:style-name="ce1">
            <text:p>9</text:p>
          </table:table-cell>
          <table:table-cell table:style-name="ce1">
            <text:p>10</text:p>
          </table:table-cell>
          <table:table-cell table:style-name="ce1">
            <text:p>11</text:p>
          </table:table-cell>
          <table:table-cell table:style-name="ce1">
            <text:p>12</text:p>
          </table:table-cell>
        </table:table-row>
        <table:table-row table:style-name="ro2">
          <table:table-cell table:style-name="ce2">
            <text:p>Wohnzimmer</text:p>
            <text:p/>
            <text:p/>
            <text:p>ABB B16</text:p>
            <text:p>F1</text:p>
          </table:table-cell>
          <table:table-cell table:style-name="ce2">
            <text:p>Esszimmer</text:p>
            <text:p/>
            <text:p/>
            <text:p>ABB B16</text:p>
            <text:p>F2</text:p>
          </table:table-cell>
          <table:table-cell table:style-name="ce2">
            <text:p>Küche</text:p>
            <text:p/>
            <text:p/>
            <text:p>ABB B16</text:p>
            <text:p>F3</text:p>
          </table:table-cell>
          <table:table-cell table:style-name="ce2">
            <text:p>Schlafen</text:p>
            <text:p/>
            <text:p/>
            <text:p>ABB B16</text:p>
            <text:p>F4</text:p>
          </table:table-cell>
          <table:table-cell table:style-name="ce2">
            <text:p>Kind/Gast</text:p>
            <text:p/>
            <text:p/>
            <text:p>ABB B16</text:p>
            <text:p>F5</text:p>
          </table:table-cell>
          <table:table-cell table:style-name="ce2">
            <text:p>Bad</text:p>
            <text:p/>
            <text:p/>
            <text:p>ABB B16</text:p>
            <text:p>F6</text:p>
          </table:table-cell>
          <table:table-cell table:style-name="ce2">
            <text:p>WC</text:p>
            <text:p/>
            <text:p/>
            <text:p>ABB B16</text:p>
            <text:p>F7</text:p>
          </table:table-cell>
          <table:table-cell table:style-name="ce2">
            <text:p>Kellerraum</text:p>
            <text:p/>
            <text:p/>
            <text:p>ABB B16</text:p>
            <text:p>F8</text:p>
          </table:table-cell>
          <table:table-cell table:style-name="ce2">
            <text:p>Waschautomat</text:p>
            <text:p/>
            <text:p>ABB B16</text:p>
            <text:p>F9</text:p>
          </table:table-cell>
          <table:table-cell table:style-name="ce2">
            <text:p>Trockner</text:p>
            <text:p/>
            <text:p/>
            <text:p>ABB B16</text:p>
            <text:p>F10</text:p>
          </table:table-cell>
          <table:table-cell table:style-name="ce2" table:number-columns-spanned="2">
            <text:p>Carportlicht</text:p>
            <text:p/>
            <text:p/>
            <text:p>ABB FiLS B16</text:p>
            <text:p>F11</text:p>
          </table:table-cell>
          <table:covered-table-cell/>
        </table:table-row>
        <table:table-row table:style-name="ro1">
          <table:table-cell table:style-name="ce1">
            <text:p>13</text:p>
          </table:table-cell>
          <table:table-cell table:style-name="ce1">
            <text:p>14</text:p>
          </table:table-cell>
          <table:table-cell table:style-name="ce1">
            <text:p>15</text:p>
          </table:table-cell>
          <table:table-cell table:style-name="ce1">
            <text:p>16</text:p>
          </table:table-cell>
          <table:table-cell table:style-name="ce1">
            <text:p>17</text:p>
          </table:table-cell>
          <table:table-cell table:style-name="ce1">
            <text:p>18</text:p>
          </table:table-cell>
          <table:table-cell table:style-name="ce1">
            <text:p>19</text:p>
          </table:table-cell>
          <table:table-cell table:style-name="ce1">
            <text:p>20</text:p>
          </table:table-cell>
          <table:table-cell table:style-name="ce1">
            <text:p>21</text:p>
          </table:table-cell>
          <table:table-cell table:style-name="ce1">
            <text:p>22</text:p>
          </table:table-cell>
          <table:table-cell table:style-name="ce1">
            <text:p>23</text:p>
          </table:table-cell>
          <table:table-cell table:style-name="ce1">
            <text:p>24</text:p>
          </table:table-cell>
        </table:table-row>
        <table:table-row table:style-name="ro2">
          <table:table-cell table:style-name="ce2" table:number-columns-spanned="3">
            <text:p>Elektroherd L1,L2,L3</text:p>
            <text:p>ABB C16</text:p>
            <text:p/>
            <text:p/>
            <text:p>F13-F15</text:p>
          </table:table-cell>
          <table:covered-table-cell/>
          <table:covered-table-cell/>
          <table:table-cell table:style-name="ce2">
            <text:p>Geschirrspüler Steckdose</text:p>
            <text:p>ABB B16</text:p>
            <text:p>F16</text:p>
          </table:table-cell>
          <table:table-cell table:style-name="ce2">
            <text:p>Kühlschrank &amp; Küche Steckdose</text:p>
            <text:p>ABB B16</text:p>
            <text:p>F17</text:p>
          </table:table-cell>
          <table:table-cell table:style-name="ce3"/>
          <table:table-cell table:style-name="ce3"/>
          <table:table-cell table:style-name="ce2" table:number-columns-spanned="5">
            <text:p>Überspannungsableiter</text:p>
            <text:p/>
            <text:p>bei Rot tauschen lassen</text:p>
            <text:p>Dehn</text:p>
            <text:p>Q20</text:p>
          </table:table-cell>
          <table:covered-table-cell/>
          <table:covered-table-cell/>
          <table:covered-table-cell/>
          <table:covered-table-cell/>
        </table:table-row>
        <table:table-row table:style-name="ro1">
          <table:table-cell table:style-name="ce1">
            <draw:frame draw:z-index="0" draw:name="Watermark_5" draw:style-name="gr1" draw:text-style-name="P1" table:table-background="true" svg:x="0.001cm" svg:y="1.45cm" svg:width="20cm" svg:height="0.4cm">
              <draw:text-box>
                <text:p><text:span text:style-name="T1">Verteiler-Beschriften - (C)2026 vohegg@gmail.com</text:span></text:p>
              </draw:text-box>
            </draw:frame>
            <text:p>25</text:p>
          </table:table-cell>
          <table:table-cell table:style-name="ce1">
            <text:p>26</text:p>
          </table:table-cell>
          <table:table-cell table:style-name="ce1">
            <text:p>27</text:p>
          </table:table-cell>
          <table:table-cell table:style-name="ce1">
            <text:p>28</text:p>
          </table:table-cell>
          <table:table-cell table:style-name="ce1">
            <text:p>29</text:p>
          </table:table-cell>
          <table:table-cell table:style-name="ce1">
            <text:p>30</text:p>
          </table:table-cell>
          <table:table-cell table:style-name="ce1">
            <text:p>31</text:p>
          </table:table-cell>
          <table:table-cell table:style-name="ce1">
            <text:p>32</text:p>
          </table:table-cell>
          <table:table-cell table:style-name="ce1">
            <text:p>33</text:p>
          </table:table-cell>
          <table:table-cell table:style-name="ce1">
            <text:p>34</text:p>
          </table:table-cell>
          <table:table-cell table:style-name="ce1">
            <text:p>35</text:p>
          </table:table-cell>
          <table:table-cell table:style-name="ce1">
            <text:p>36</text:p>
          </table:table-cell>
        </table:table-row>
        <table:table-row table:style-name="ro2">
          <table:table-cell table:style-name="ce2" table:number-columns-spanned="4">
            <text:p>Fehlerstromschutzschalter</text:p>
            <text:p/>
            <text:p/>
            <text:p>ABB Typ B 40/0.03A</text:p>
            <text:p>Q25</text:p>
          </table:table-cell>
          <table:covered-table-cell/>
          <table:covered-table-cell/>
          <table:covered-table-cell/>
          <table:table-cell table:style-name="ce2" table:number-columns-spanned="2">
            <text:p>Anker-Zähler (privat)</text:p>
            <text:p/>
            <text:p/>
            <text:p/>
            <text:p>E29</text:p>
          </table:table-cell>
          <table:covered-table-cell/>
          <table:table-cell table:style-name="ce2" table:number-columns-spanned="6">
            <text:p>Hauptklemme</text:p>
            <text:p/>
            <text:p>5pol 10/16qmm</text:p>
            <text:p>von HVT KG</text:p>
            <text:p>X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</office:spreadsheet>
  </office:body>
</office:document-content>
</file>

<file path=styles.xml><?xml version="1.0" encoding="utf-8"?>
<office:document-styles xmlns:fo="urn:oasis:names:tc:opendocument:xmlns:xsl-fo-compatible:1.0" xmlns:office="urn:oasis:names:tc:opendocument:xmlns:office:1.0" xmlns:style="urn:oasis:names:tc:opendocument:xmlns:style:1.0" xmlns:svg="urn:oasis:names:tc:opendocument:xmlns:svg-compatible:1.0" xmlns:text="urn:oasis:names:tc:opendocument:xmlns:text:1.0" office:version="1.2">
  <office:automatic-styles>
    <style:style style:name="MT1" style:family="text">
      <style:text-properties fo:font-size="10pt" fo:font-family="Liberation Sans"/>
    </style:style>
    <style:style style:name="MT2" style:family="text">
      <style:text-properties fo:font-size="6pt" fo:font-family="Liberation Sans"/>
    </style:style>
    <style:page-layout style:name="PageLayout1">
      <style:page-layout-properties fo:page-width="29.7cm" fo:page-height="21.0cm" fo:margin-top="2.0cm" fo:margin-bottom="1.5cm" fo:margin-left="1.0cm" fo:margin-right="1.0cm" style:print-orientation="landscape"/>
      <style:header-style>
        <style:header-footer-properties fo:min-height="0.75cm" fo:margin-left="0cm" fo:margin-right="0cm" fo:margin-bottom="0.25cm"/>
      </style:header-style>
      <style:footer-style>
        <style:header-footer-properties svg:height="0.75cm" fo:margin-left="0cm" fo:margin-right="0cm" fo:margin-top="0.25cm"/>
      </style:footer-style>
    </style:page-layout>
  </office:automatic-styles>
  <office:master-styles>
    <style:master-page style:name="Default" style:page-layout-name="PageLayout1">
      <style:header>
        <style:region-left>
          <text:p>Mustermann</text:p>
        </style:region-left>
        <style:region-center>
          <text:p>Wohungsverwaltung Mustermann</text:p>
        </style:region-center>
        <style:region-right>
          <text:p><text:span text:style-name="MT1">Mustermann Whg. #91</text:span></text:p>
        </style:region-right>
      </style:header>
      <style:footer/>
      <style:footer-first>
        <style:region-left>
          <text:p><text:span text:style-name="MT2">/home/volker/Dokumente/Verteiler_Beschriften/Export/Mustermann/Kunde_Mustermann_Anlage_1_20260111_090049.ods</text:span></text:p>
        </style:region-left>
        <style:region-right>
          <text:p><text:span text:style-name="MT2">=UVT++WHG-OG 1+FLUR</text:span></text:p>
        </style:region-right>
      </style:footer-first>
    </style:master-page>
  </office:master-styles>
</office:document-styles>
</file>

<file path=meta.xml><?xml version='1.0' encoding='utf-8'?>
<office:document-meta xmlns:office="urn:oasis:names:tc:opendocument:xmlns:office:1.0" office:version="1.2"><office:meta><meta:generator>Verteiler-Beschriften/3.1.0</meta:generator><meta:creation-date>2026-01-11T09:00:49.406097</meta:creation-date></office:meta></office:document-meta>
</file>